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8cm" fo:min-width="3.516cm"/>
    </style:style>
    <style:style style:name="gr3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4" style:family="graphic" style:parent-style-name="standard">
      <style:graphic-properties svg:stroke-color="#000000" draw:fill="solid" draw:fill-color="#000000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cm" fo:min-width="2.80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cm" fo:min-width="2.808cm"/>
    </style:style>
    <style:style style:name="gr9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00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35cm" draw:marker-end="Arrow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1cm" fo:min-width="4.8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8cm" fo:min-width="0.555cm"/>
    </style:style>
    <style:style style:name="gr15" style:family="graphic" style:parent-style-name="objectwithoutfill">
      <style:graphic-properties svg:stroke-width="0.1cm" svg:stroke-color="#000000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1cm" fo:min-width="3.3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6.2cm" svg:height="18.6cm" svg:x="2.9cm" svg:y="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016cm" svg:height="1.352cm" svg:x="4.2cm" svg:y="9.712cm">
          <draw:text-box>
            <text:p text:style-name="P2">Boiler</text:p>
          </draw:text-box>
        </draw:frame>
        <draw:custom-shape draw:style-name="gr3" draw:text-style-name="P1" draw:layer="layout" svg:width="7.759cm" svg:height="2.776cm" svg:x="15.838cm" svg:y="6.48cm">
          <text:p/>
          <draw:enhanced-geometry draw:mirror-horizontal="false" draw:mirror-vertical="false"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433cm" svg:height="2.775cm" svg:x="24.038cm" svg:y="6.607cm">
          <text:p/>
          <draw:enhanced-geometry draw:mirror-horizontal="false" draw:mirror-vertical="false"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" draw:text-style-name="P3" draw:layer="layout" svg:width="3.494cm" svg:height="1.475cm" svg:x="24.5cm" svg:y="9.377cm">
          <draw:text-box>
            <text:p text:style-name="P3"><text:span text:style-name="T1">W</text:span><text:span text:style-name="T2">Turbines</text:span></text:p>
          </draw:text-box>
        </draw:frame>
        <draw:custom-shape draw:style-name="gr6" draw:text-style-name="P1" draw:layer="layout" svg:width="5.243cm" svg:height="3.532cm" draw:transform="skewX (-0.000349065850398866) rotate (-1.57795217672807) translate (17.238cm 5.244cm)">
          <text:p text:style-name="P1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4" draw:layer="layout" svg:width="3.309cm" svg:height="2.11cm" svg:x="13.729cm" svg:y="6.859cm">
          <draw:text-box>
            <text:p text:style-name="P4">Turbine</text:p>
            <text:p text:style-name="P4">HP</text:p>
          </draw:text-box>
        </draw:frame>
        <draw:custom-shape draw:style-name="gr6" draw:text-style-name="P1" draw:layer="layout" svg:width="5.243cm" svg:height="3.532cm" draw:transform="skewX (-0.000349065850398866) rotate (-1.57795217672807) translate (23.697cm 5.244cm)">
          <text:p text:style-name="P1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4" draw:layer="layout" svg:width="3.308cm" svg:height="2.11cm" svg:x="20.28cm" svg:y="6.767cm">
          <draw:text-box>
            <text:p text:style-name="P4">Turbine</text:p>
            <text:p text:style-name="P4">LP</text:p>
          </draw:text-box>
        </draw:frame>
        <draw:line draw:style-name="gr9" draw:text-style-name="P1" draw:layer="layout" svg:x1="14.3cm" svg:y1="4.7cm" svg:x2="9.1cm" svg:y2="4.6cm">
          <text:p/>
        </draw:line>
        <draw:line draw:style-name="gr10" draw:text-style-name="P1" draw:layer="layout" svg:x1="14.3cm" svg:y1="4.7cm" svg:x2="14.3cm" svg:y2="6.3cm">
          <text:p/>
        </draw:line>
        <draw:line draw:style-name="gr10" draw:text-style-name="P1" draw:layer="layout" svg:x1="14.2cm" svg:y1="11.2cm" svg:x2="9.1cm" svg:y2="11.3cm">
          <text:p/>
        </draw:line>
        <draw:line draw:style-name="gr11" draw:text-style-name="P1" draw:layer="layout" svg:x1="14.2cm" svg:y1="9.4cm" svg:x2="14.2cm" svg:y2="11.2cm">
          <text:p/>
        </draw:line>
        <draw:line draw:style-name="gr9" draw:text-style-name="P1" draw:layer="layout" svg:x1="20.8cm" svg:y1="3.25cm" svg:x2="9.051cm" svg:y2="3.25cm">
          <text:p/>
        </draw:line>
        <draw:line draw:style-name="gr10" draw:text-style-name="P1" draw:layer="layout" svg:x1="20.8cm" svg:y1="3.25cm" svg:x2="20.825cm" svg:y2="6.35cm">
          <text:p/>
        </draw:line>
        <draw:custom-shape draw:style-name="gr12" draw:text-style-name="P1" draw:layer="layout" svg:width="5.4cm" svg:height="1.8cm" svg:x="13.5cm" svg:y="14.7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5.346cm" svg:height="1.441cm" svg:x="13.7cm" svg:y="14.959cm">
          <draw:text-box>
            <text:p text:style-name="P4">Regenerator</text:p>
          </draw:text-box>
        </draw:frame>
        <draw:custom-shape draw:style-name="gr1" draw:text-style-name="P1" draw:layer="layout" svg:width="1.652cm" svg:height="1.399cm" svg:x="22.948cm" svg:y="1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1.277cm" svg:height="0.998cm" svg:x="23.123cm" svg:y="18.102cm">
          <draw:text-box>
            <text:p text:style-name="P1">P1</text:p>
          </draw:text-box>
        </draw:frame>
        <draw:custom-shape draw:style-name="gr1" draw:text-style-name="P1" draw:layer="layout" svg:width="1.156cm" svg:height="0.7cm" svg:x="23.261cm" svg:y="19.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652cm" svg:height="1.399cm" svg:x="12cm" svg:y="1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1.277cm" svg:height="0.998cm" svg:x="12.175cm" svg:y="18.102cm">
          <draw:text-box>
            <text:p text:style-name="P1">P2</text:p>
          </draw:text-box>
        </draw:frame>
        <draw:custom-shape draw:style-name="gr1" draw:text-style-name="P1" draw:layer="layout" svg:width="1.156cm" svg:height="0.7cm" svg:x="12.313cm" svg:y="19.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26cm" svg:y1="18.6cm" svg:x2="24.6cm" svg:y2="18.6cm">
          <text:p/>
        </draw:line>
        <draw:line draw:style-name="gr15" draw:text-style-name="P1" draw:layer="layout" svg:x1="21cm" svg:y1="18.6cm" svg:x2="21cm" svg:y2="15.6cm">
          <text:p/>
        </draw:line>
        <draw:line draw:style-name="gr10" draw:text-style-name="P1" draw:layer="layout" svg:x1="21cm" svg:y1="15.6cm" svg:x2="19cm" svg:y2="15.6cm">
          <text:p/>
        </draw:line>
        <draw:line draw:style-name="gr15" draw:text-style-name="P1" draw:layer="layout" svg:x1="15cm" svg:y1="16.5cm" svg:x2="15cm" svg:y2="18.5cm">
          <text:p/>
        </draw:line>
        <draw:line draw:style-name="gr10" draw:text-style-name="P1" draw:layer="layout" svg:x1="15cm" svg:y1="18.5cm" svg:x2="13.652cm" svg:y2="18.5cm">
          <text:p/>
        </draw:line>
        <draw:line draw:style-name="gr10" draw:text-style-name="P1" draw:layer="layout" svg:x1="12cm" svg:y1="18.6cm" svg:x2="9.1cm" svg:y2="18.6cm">
          <text:p/>
        </draw:line>
        <draw:line draw:style-name="gr10" draw:text-style-name="P1" draw:layer="layout" svg:x1="16.6cm" svg:y1="10.2cm" svg:x2="16.6cm" svg:y2="14.7cm">
          <text:p/>
        </draw:line>
        <draw:frame draw:style-name="gr16" draw:text-style-name="P5" draw:layer="layout" svg:width="0.896cm" svg:height="1.038cm" svg:x="14.4cm" svg:y="4.662cm">
          <draw:text-box>
            <text:p text:style-name="P5">1</text:p>
          </draw:text-box>
        </draw:frame>
        <draw:frame draw:style-name="gr16" draw:text-style-name="P5" draw:layer="layout" svg:width="0.896cm" svg:height="1.038cm" svg:x="20.8cm" svg:y="3.562cm">
          <draw:text-box>
            <text:p text:style-name="P5">4</text:p>
          </draw:text-box>
        </draw:frame>
        <draw:frame draw:style-name="gr16" draw:text-style-name="P5" draw:layer="layout" svg:width="0.896cm" svg:height="1.038cm" svg:x="16.6cm" svg:y="12.662cm">
          <draw:text-box>
            <text:p text:style-name="P5">2</text:p>
          </draw:text-box>
        </draw:frame>
        <draw:frame draw:style-name="gr16" draw:text-style-name="P5" draw:layer="layout" svg:width="0.896cm" svg:height="1.038cm" svg:x="14.4cm" svg:y="4.662cm">
          <draw:text-box>
            <text:p text:style-name="P5">1</text:p>
          </draw:text-box>
        </draw:frame>
        <draw:frame draw:style-name="gr16" draw:text-style-name="P5" draw:layer="layout" svg:width="0.896cm" svg:height="1.038cm" svg:x="10cm" svg:y="10.162cm">
          <draw:text-box>
            <text:p text:style-name="P5">3</text:p>
          </draw:text-box>
        </draw:frame>
        <draw:frame draw:style-name="gr16" draw:text-style-name="P5" draw:layer="layout" svg:width="0.896cm" svg:height="1.038cm" svg:x="23.304cm" svg:y="11.562cm">
          <draw:text-box>
            <text:p text:style-name="P5">5</text:p>
          </draw:text-box>
        </draw:frame>
        <draw:frame draw:style-name="gr16" draw:text-style-name="P5" draw:layer="layout" svg:width="0.896cm" svg:height="1.038cm" svg:x="24.8cm" svg:y="17.4cm">
          <draw:text-box>
            <text:p text:style-name="P5">6</text:p>
          </draw:text-box>
        </draw:frame>
        <draw:custom-shape draw:style-name="gr12" draw:text-style-name="P1" draw:layer="layout" svg:width="4.4cm" svg:height="1.45cm" svg:x="22.2cm" svg:y="12.95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4.299cm" svg:height="1.441cm" svg:x="22.2cm" svg:y="13.109cm">
          <draw:text-box>
            <text:p text:style-name="P4">Condenser</text:p>
          </draw:text-box>
        </draw:frame>
        <draw:line draw:style-name="gr10" draw:text-style-name="P1" draw:layer="layout" svg:x1="23.2cm" svg:y1="10.387cm" svg:x2="23.2cm" svg:y2="13.009cm">
          <text:p/>
        </draw:line>
        <draw:line draw:style-name="gr15" draw:text-style-name="P1" draw:layer="layout" svg:x1="26cm" svg:y1="14.45cm" svg:x2="26cm" svg:y2="18.6cm">
          <text:p/>
        </draw:line>
        <draw:line draw:style-name="gr15" draw:text-style-name="P1" draw:layer="layout" svg:x1="22.948cm" svg:y1="18.6cm" svg:x2="21cm" svg:y2="18.6cm">
          <text:p/>
        </draw:line>
        <draw:frame draw:style-name="gr16" draw:text-style-name="P5" draw:layer="layout" svg:width="0.896cm" svg:height="1.038cm" svg:x="19.8cm" svg:y="15.7cm">
          <draw:text-box>
            <text:p text:style-name="P5">7</text:p>
          </draw:text-box>
        </draw:frame>
        <draw:frame draw:style-name="gr16" draw:text-style-name="P5" draw:layer="layout" svg:width="0.896cm" svg:height="1.038cm" svg:x="14.1cm" svg:y="17.5cm">
          <draw:text-box>
            <text:p text:style-name="P5">8</text:p>
          </draw:text-box>
        </draw:frame>
        <draw:frame draw:style-name="gr16" draw:text-style-name="P5" draw:layer="layout" svg:width="0.896cm" svg:height="1.038cm" svg:x="9.9cm" svg:y="17.462cm">
          <draw:text-box>
            <text:p text:style-name="P5">9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999999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04T11:29:21</meta:creation-date>
    <dc:date>2014-03-08T15:42:07</dc:date>
    <dc:creator>Jeff Gomes</dc:creator>
    <meta:editing-duration>PT1H25M39S</meta:editing-duration>
    <meta:editing-cycles>9</meta:editing-cycles>
    <meta:generator>LibreOffice/3.5$Linux_X86_64 LibreOffice_project/350m1$Build-2</meta:generator>
    <meta:document-statistic meta:object-count="68"/>
  </office:meta>
</office:document-meta>
</file>